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62ec9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62ec9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62ec9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62ec9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62ec9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562ec9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562ec9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e468c" officeooo:paragraph-rsid="00562ec9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4b0f05" officeooo:paragraph-rsid="00562ec9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536f54" officeooo:paragraph-rsid="00562ec9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61b34" officeooo:paragraph-rsid="00562ec9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30" style:family="paragraph" style:parent-style-name="Table_20_Contents">
      <style:text-properties fo:font-size="10pt" fo:language="en" fo:country="US" officeooo:paragraph-rsid="00562ec9" style:font-size-asian="10pt" style:font-size-complex="10pt"/>
    </style:style>
    <style:style style:name="P3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2" style:family="paragraph" style:parent-style-name="Standard">
      <style:text-properties fo:font-size="10pt" fo:language="en" fo:country="US" officeooo:rsid="0019c138" officeooo:paragraph-rsid="00562ec9" style:font-size-asian="10pt" style:font-size-complex="10pt"/>
    </style:style>
    <style:style style:name="P3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4" style:family="paragraph" style:parent-style-name="Standard">
      <style:text-properties fo:font-size="10pt" fo:language="en" fo:country="US" officeooo:rsid="00169fb3" officeooo:paragraph-rsid="00562ec9" style:font-size-asian="10pt" style:font-size-complex="10pt"/>
    </style:style>
    <style:style style:name="P35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6" style:family="paragraph" style:parent-style-name="Standard">
      <style:text-properties fo:font-size="10pt" fo:language="en" fo:country="US" officeooo:rsid="002aaf87" officeooo:paragraph-rsid="00562ec9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69fb3" officeooo:paragraph-rsid="00562ec9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859d3" officeooo:paragraph-rsid="00562ec9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169fb3" officeooo:paragraph-rsid="00577c75" style:font-size-asian="10pt" style:font-size-complex="10pt"/>
    </style:style>
    <style:style style:name="P44" style:family="paragraph" style:parent-style-name="Standard">
      <style:text-properties fo:font-size="10pt" fo:language="en" fo:country="US" style:text-underline-style="none" officeooo:rsid="004859d3" officeooo:paragraph-rsid="00577c75" style:font-size-asian="10pt" style:font-size-complex="10pt"/>
    </style:style>
    <style:style style:name="P45" style:family="paragraph" style:parent-style-name="Standard">
      <style:text-properties fo:font-size="10pt" fo:language="en" fo:country="US" officeooo:rsid="0019c138" officeooo:paragraph-rsid="00577c75" style:font-size-asian="10pt" style:font-size-complex="10pt"/>
    </style:style>
    <style:style style:name="P46" style:family="paragraph" style:parent-style-name="Standard">
      <style:text-properties fo:font-size="10pt" fo:language="en" fo:country="US" officeooo:rsid="00169fb3" officeooo:paragraph-rsid="00577c75" style:font-size-asian="10pt" style:font-size-complex="10pt"/>
    </style:style>
    <style:style style:name="P47" style:family="paragraph" style:parent-style-name="Standard">
      <style:text-properties fo:font-size="10pt" fo:language="en" fo:country="US" officeooo:rsid="002aaf87" officeooo:paragraph-rsid="00577c75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169fb3" officeooo:paragraph-rsid="00577c75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2b1170" officeooo:paragraph-rsid="00577c75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4b0f05" officeooo:paragraph-rsid="00577c75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3e468c" officeooo:paragraph-rsid="00577c75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536f54" officeooo:paragraph-rsid="00577c75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18584f" officeooo:paragraph-rsid="00577c75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2ff15a" officeooo:paragraph-rsid="00577c75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2d609f" officeooo:paragraph-rsid="00577c75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562ec9" officeooo:paragraph-rsid="00577c75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357504" officeooo:paragraph-rsid="00577c75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561b34" officeooo:paragraph-rsid="00577c75" style:font-size-asian="10pt" style:font-size-complex="10pt"/>
    </style:style>
    <style:style style:name="P60" style:family="paragraph" style:parent-style-name="Table_20_Contents">
      <style:text-properties fo:font-size="10pt" fo:language="en" fo:country="US" officeooo:paragraph-rsid="00577c7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EATURE <text:span text:style-name="T1"><text:s text:c="132"/></text:span></text:p>
      <text:p text:style-name="P33"/>
      <text:p text:style-name="P35">BEFORE START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USER STORY / <text:span text:style-name="T2">REQUIREMENT</text:span> IN ISSUE TRACKING SYSTEM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8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3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1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3"/>
      <text:p text:style-name="P31">IMPLEMENTATION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9">DOES BUILD ARTIFACT RUN ON LOCAL MACHINE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8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7">APPLY HOTFIX TO OPEN RELEASE BRANCH IF NECESSARY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DELETE <text:span text:style-name="T3">HOTFIX / FEATURE </text:span>BRANCH</text:p>
          </table:table-cell>
          <table:table-cell table:style-name="Table2.B2" office:value-type="string">
            <text:p text:style-name="P18"/>
          </table:table-cell>
        </table:table-row>
      </table:table>
      <text:p text:style-name="P37"/>
      <text:p text:style-name="P41">RELEASE</text:p>
      <text:p text:style-name="P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8"/>
      <text:p text:style-name="P40"/>
      <text:p text:style-name="P37"/>
      <text:p text:style-name="P37"/>
      <text:p text:style-name="P37"/>
      <text:p text:style-name="P37"/>
      <text:p text:style-name="P37"/>
      <text:p text:style-name="P45">FEATURE <text:span text:style-name="T1"><text:s text:c="132"/></text:span></text:p>
      <text:p text:style-name="P46"/>
      <text:p text:style-name="P47">BEFORE START</text:p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USER STORY / <text:span text:style-name="T2">REQUIREMENT</text:span> IN ISSUE TRACKING SYSTEM</text:p>
          </table:table-cell>
          <table:table-cell table:style-name="Table3.B1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8">USER STORY / <text:span text:style-name="T2">REQUIREMENT</text:span> PRIORITIZED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8">USER STORY / <text:span text:style-name="T2">REQUIREMENT</text:span> COMPLETE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50">DOES OUTLINE EXIST <text:span text:style-name="T5">(SEE DEVELOPMENT OUTLINE)</text:span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0">HAS BEST SOLUTION BEEN CHOSEN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HAS OUTLINE BEEN REVIEWED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0"><text:span text:style-name="T8">IS CODE BASE </text:span>ACCESS<text:span text:style-name="T8">IBLE</text:span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0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2"><text:bookmark-start text:name="__DdeLink__839_95226485122"/>BRANCH IF NECESSARY (HOTFIX, FEATURE)<text:bookmark-end text:name="__DdeLink__839_95226485122"/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0">UNIT TESTS <text:span text:style-name="T10">RELATED TO FEATURE ARE </text:span>RUNNING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3">FIX UNIT TESTS <text:span text:style-name="T10">RELATED TO FEATURE </text:span>IF NECESSARY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0"><text:span text:style-name="T8">ARE </text:span>DEPENDENT SERVICES RUNNING</text:p>
          </table:table-cell>
          <table:table-cell table:style-name="Table3.B2" office:value-type="string">
            <text:p text:style-name="P60"/>
          </table:table-cell>
        </table:table-row>
      </table:table>
      <text:p text:style-name="P46"/>
      <text:p text:style-name="P45">IMPLEMENTATION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0">SEE DEVELOPMENT PROGRESS SHEET</text:p>
          </table:table-cell>
          <table:table-cell table:style-name="Table4.B1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5"><text:span text:style-name="T7">HAS CODE BEEN </text:span>REVIEW<text:span text:style-name="T6">ED</text:span>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6"><text:span text:style-name="T11">IS </text:span>BUILD <text:span text:style-name="T11">ON LOCAL MACHINE SUCCESSFUL</text:span>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7">DOES BUILD ARTIFACT RUN ON LOCAL MACHINE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8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9">APPLY HOTFIX TO OPEN RELEASE BRANCH IF NECESSARY</text:p>
          </table:table-cell>
          <table:table-cell table:style-name="Table4.B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DELETE <text:span text:style-name="T3">HOTFIX / FEATURE </text:span>BRANCH</text:p>
          </table:table-cell>
          <table:table-cell table:style-name="Table4.B2" office:value-type="string">
            <text:p text:style-name="P58"/>
          </table:table-cell>
        </table:table-row>
      </table:table>
      <text:p text:style-name="P43"/>
      <text:p text:style-name="P44">RELEASE</text:p>
      <text:p text:style-name="P4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SEE <text:span text:style-name="T4">RELEASE</text:span> <text:span text:style-name="T4">CHECKLIST</text:span></text:p>
          </table:table-cell>
          <table:table-cell table:style-name="Table6.B1" office:value-type="string">
            <text:p text:style-name="P54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10-31T19:50:52.248364064</dc:date>
    <meta:editing-duration>PT1H31M40S</meta:editing-duration>
    <meta:editing-cycles>49</meta:editing-cycles>
    <meta:generator>LibreOffice/5.1.6.2$Linux_X86_64 LibreOffice_project/10m0$Build-2</meta:generator>
    <meta:document-statistic meta:table-count="6" meta:image-count="0" meta:object-count="0" meta:page-count="1" meta:paragraph-count="48" meta:word-count="236" meta:character-count="1758" meta:non-whitespace-character-count="1304"/>
  </office:meta>
</office:document-meta>
</file>